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15/30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irebaugh Ornelas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2.5/3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0.5/30" office:value-type="float" office:value="0.683333333333333" calcext:value-type="float">
            <text:p>0.68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24">00/00/0000</text:date>, <text:time style:data-style-name="N2" text:time-value="11:39:52.88930093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4-24T11:43:12.976725797</dc:date>
    <meta:editing-duration>P1DT18H10M50S</meta:editing-duration>
    <meta:editing-cycles>43</meta:editing-cycles>
    <meta:document-statistic meta:table-count="1" meta:cell-count="325" meta:object-count="0"/>
  </office:meta>
</office:document-meta>
</file>